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>
          <table:cell-address table:column="0" table:row="402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402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402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402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>
          <table:cell-address table:column="0" table:row="402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>
          <table:cell-address table:column="0" table:row="403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403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>
          <table:cell-address table:column="1" table:row="403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403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403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>
          <table:cell-address table:column="1" table:row="404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404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405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406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40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404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404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>
          <table:cell-address table:column="1" table:row="405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405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405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>
          <table:cell-address table:column="1" table:row="404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>
          <table:cell-address table:column="1" table:row="405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>
          <table:cell-address table:column="2" table:row="404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>
          <table:cell-address table:column="2" table:row="405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>
          <table:cell-address table:column="1" table:row="406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406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406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>
          <table:cell-address table:column="1" table:row="407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407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407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>
          <table:cell-address table:column="0" table:row="408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408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>
          <table:cell-address table:column="0" table:row="407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>
          <table:cell-address table:column="2" table:row="7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>
          <table:cell-address table:column="2" table:row="11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>
          <table:cell-address table:column="2" table:row="18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>
          <table:cell-address table:column="2" table:row="19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>
          <table:cell-address table:column="2" table:row="20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>
          <table:cell-address table:column="2" table:row="21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>
          <table:cell-address table:column="2" table:row="22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>
          <table:cell-address table:column="2" table:row="23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>
          <table:cell-address table:column="2" table:row="24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>
          <table:cell-address table:column="2" table:row="27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27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31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>
          <table:cell-address table:column="2" table:row="33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>
          <table:cell-address table:column="2" table:row="34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>
          <table:cell-address table:column="2" table:row="35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>
          <table:cell-address table:column="2" table:row="37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>
          <table:cell-address table:column="2" table:row="38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31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>
          <table:cell-address table:column="2" table:row="163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>
          <table:cell-address table:column="2" table:row="164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>
          <table:cell-address table:column="2" table:row="165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>
          <table:cell-address table:column="2" table:row="168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>
          <table:cell-address table:column="2" table:row="169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>
          <table:cell-address table:column="2" table:row="170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>
          <table:cell-address table:column="2" table:row="196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>
          <table:cell-address table:column="2" table:row="221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>
          <table:cell-address table:column="2" table:row="222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>
          <table:cell-address table:column="2" table:row="258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>
          <table:cell-address table:column="2" table:row="259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>
          <table:cell-address table:column="2" table:row="269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>
          <table:cell-address table:column="2" table:row="270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>
          <table:cell-address table:column="2" table:row="269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>
          <table:cell-address table:column="2" table:row="367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>
          <table:cell-address table:column="2" table:row="394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>
          <table:cell-address table:column="2" table:row="396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>
          <table:cell-address table:column="2" table:row="404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>
          <table:cell-address table:column="2" table:row="28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>
          <table:cell-address table:column="2" table:row="367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>
          <table:cell-address table:column="1" table:row="408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408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>
          <table:cell-address table:column="0" table:row="408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>
          <table:cell-address table:column="0" table:row="41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41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41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0" table:row="413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414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1" table:row="410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2" table:row="410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412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2" table:row="412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410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>
          <table:cell-address table:column="2" table:row="412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>
          <table:cell-address table:column="1" table:row="412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" table:row="413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413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>
          <table:cell-address table:column="0" table:row="414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>
          <table:cell-address table:column="0" table:row="415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413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>
          <table:cell-address table:column="0" table:row="412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type="row" table:position="409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>
          <table:cell-address table:column="0" table:row="409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1" table:row="409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409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>
          <table:cell-address table:column="0" table:row="408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>
          <table:cell-address table:column="2" table:row="408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2" table:row="409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type="row" table:position="411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>
          <table:cell-address table:column="0" table:row="411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" table:row="411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2" table:row="411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410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>
          <table:cell-address table:column="0" table:row="411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>
          <table:cell-address table:column="1" table:row="410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>
          <table:cell-address table:column="2" table:row="410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>
          <table:cell-address table:column="2" table:row="411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>
          <table:cell-address table:column="1" table:row="412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>
          <table:cell-address table:column="1" table:row="410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>
          <table:cell-address table:column="1" table:row="411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>
          <table:cell-address table:column="1" table:row="412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>
          <table:cell-address table:column="1" table:row="412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>
          <table:cell-address table:column="1" table:row="413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>
          <table:source-range-address table:start-column="2" table:start-row="412" table:start-table="0" table:end-column="2" table:end-row="411" table:end-table="0"/>
          <table:target-range-address table:column="2" table:row="412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>
          <table:cell-address table:column="2" table:row="412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>
          <table:cell-address table:column="2" table:row="413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2" table:row="413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>
          <table:cell-address table:column="2" table:row="412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type="row" table:position="412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>
          <table:cell-address table:column="0" table:row="412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>
          <table:cell-address table:column="0" table:row="413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>
          <table:cell-address table:column="0" table:row="414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>
          <table:cell-address table:column="1" table:row="412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>
          <table:cell-address table:column="1" table:row="410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>
          <table:cell-address table:column="1" table:row="413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>
          <table:cell-address table:column="1" table:row="411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>
          <table:cell-address table:column="2" table:row="412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>
          <table:cell-address table:column="2" table:row="410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>
          <table:cell-address table:column="2" table:row="413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>
          <table:cell-address table:column="2" table:row="411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>
          <table:cell-address table:column="0" table:row="414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>
          <table:cell-address table:column="0" table:row="415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>
          <table:cell-address table:column="1" table:row="412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>
          <table:cell-address table:column="1" table:row="413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>
          <table:cell-address table:column="2" table:row="412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>
          <table:cell-address table:column="2" table:row="413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>
          <table:cell-address table:column="2" table:row="412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>
          <table:cell-address table:column="2" table:row="413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>
          <table:cell-address table:column="1" table:row="10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>
          <table:cell-address table:column="1" table:row="10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0" table:row="414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>
          <table:cell-address table:column="0" table:row="414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>
          <table:cell-address table:column="1" table:row="414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2" table:row="414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414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type="row" table:position="7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type="row" table:position="7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>
          <table:cell-address table:column="0" table:row="415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>
          <table:cell-address table:column="0" table:row="415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>
          <table:cell-address table:column="0" table:row="415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>
          <table:cell-address table:column="1" table:row="415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>
          <table:cell-address table:column="2" table:row="415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0" table:row="416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0" table:row="416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>
          <table:cell-address table:column="1" table:row="416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2" table:row="416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417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0" table:row="417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>
          <table:cell-address table:column="1" table:row="417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2" table:row="417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418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0" table:row="418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0" table:row="418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>
          <table:cell-address table:column="2" table:row="418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>
          <table:cell-address table:column="0" table:row="418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>
          <table:cell-address table:column="0" table:row="419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>
          <table:cell-address table:column="0" table:row="419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>
          <table:cell-address table:column="0" table:row="420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>
          <table:cell-address table:column="0" table:row="421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>
          <table:cell-address table:column="1" table:row="419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1" table:row="420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>
          <table:cell-address table:column="2" table:row="418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>
          <table:cell-address table:column="1" table:row="418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>
          <table:cell-address table:column="2" table:row="419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>
          <table:cell-address table:column="2" table:row="419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>
          <table:cell-address table:column="0" table:row="421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>
          <table:cell-address table:column="0" table:row="422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>
          <table:cell-address table:column="1" table:row="421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>
          <table:cell-address table:column="2" table:row="421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>
          <table:cell-address table:column="2" table:row="421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>
          <table:cell-address table:column="1" table:row="422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2" table:row="422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0" table:row="423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1" table:row="423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2" table:row="423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type="row" table:position="400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type="row" table:position="400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type="row" table:position="399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type="row" table:position="398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>
          <table:cell-address table:column="0" table:row="398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1" table:row="398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>
          <table:cell-address table:column="2" table:row="397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>
          <table:cell-address table:column="2" table:row="398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2" table:row="398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>
          <table:cell-address table:column="1" table:row="399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>
          <table:cell-address table:column="0" table:row="399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2" table:row="399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2" table:row="399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>
          <table:cell-address table:column="0" table:row="400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0" table:row="400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400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>
          <table:cell-address table:column="0" table:row="400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>
          <table:cell-address table:column="1" table:row="400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2" table:row="400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2" table:row="400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type="row" table:position="400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type="row" table:position="364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>
          <table:cell-address table:column="1" table:row="364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2" table:row="364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2" table:row="365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>
          <table:cell-address table:column="0" table:row="364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>
          <table:cell-address table:column="0" table:row="365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>
          <table:cell-address table:column="0" table:row="366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>
          <table:cell-address table:column="0" table:row="367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>
          <table:cell-address table:column="0" table:row="368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>
          <table:cell-address table:column="0" table:row="424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1" table:row="424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2" table:row="424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" table:row="425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>
          <table:cell-address table:column="0" table:row="425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>
          <table:cell-address table:column="0" table:row="425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>
          <table:cell-address table:column="2" table:row="425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>
          <table:cell-address table:column="2" table:row="425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>
          <table:cell-address table:column="1" table:row="426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2" table:row="425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>
          <table:cell-address table:column="2" table:row="426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2" table:row="426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>
          <table:cell-address table:column="0" table:row="426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0" table:row="426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>
          <table:cell-address table:column="0" table:row="427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1" table:row="427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2" table:row="427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428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>
          <table:cell-address table:column="0" table:row="428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>
          <table:cell-address table:column="1" table:row="428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2" table:row="428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2" table:row="428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>
          <table:cell-address table:column="1" table:row="429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0" table:row="429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0" table:row="429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>
          <table:cell-address table:column="2" table:row="429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2" table:row="429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>
          <table:cell-address table:column="0" table:row="429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>
          <table:cell-address table:column="0" table:row="430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0" table:row="431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1" table:row="430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1" table:row="431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2" table:row="430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2" table:row="431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2" table:row="430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>
          <table:cell-address table:column="2" table:row="431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>
          <table:cell-address table:column="1" table:row="432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>
          <table:cell-address table:column="0" table:row="432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>
          <table:cell-address table:column="2" table:row="432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>
          <table:cell-address table:column="0" table:row="433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>
          <table:cell-address table:column="0" table:row="434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0" table:row="433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>
          <table:cell-address table:column="1" table:row="433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2" table:row="433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0" table:row="434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>
          <table:cell-address table:column="0" table:row="435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0" table:row="436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>
          <table:cell-address table:column="0" table:row="435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>
          <table:cell-address table:column="0" table:row="436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>
          <table:cell-address table:column="1" table:row="434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2" table:row="434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2" table:row="434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>
          <table:cell-address table:column="0" table:row="454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0" table:row="455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0" table:row="435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>
          <table:cell-address table:column="0" table:row="436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>
          <table:cell-address table:column="0" table:row="435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>
          <table:cell-address table:column="0" table:row="436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>
          <table:cell-address table:column="0" table:row="435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>
          <table:cell-address table:column="0" table:row="436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>
          <table:cell-address table:column="0" table:row="437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438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>
          <table:cell-address table:column="0" table:row="435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>
          <table:cell-address table:column="1" table:row="435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>
          <table:cell-address table:column="2" table:row="435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>
          <table:cell-address table:column="0" table:row="436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>
          <table:cell-address table:column="0" table:row="437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>
          <table:cell-address table:column="0" table:row="438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>
          <table:cell-address table:column="0" table:row="436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>
          <table:cell-address table:column="1" table:row="436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2" table:row="436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2" table:row="436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>
          <table:cell-address table:column="1" table:row="437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0" table:row="437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>
          <table:cell-address table:column="2" table:row="437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>
          <table:cell-address table:column="2" table:row="437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>
          <table:cell-address table:column="1" table:row="431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>
          <table:cell-address table:column="1" table:row="430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>
          <table:cell-address table:column="0" table:row="430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>
          <table:cell-address table:column="0" table:row="438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>
          <table:cell-address table:column="1" table:row="438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>
          <table:cell-address table:column="1" table:row="438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>
          <table:cell-address table:column="2" table:row="438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>
          <table:cell-address table:column="2" table:row="438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>
          <table:cell-address table:column="0" table:row="438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>
          <table:cell-address table:column="0" table:row="432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>
          <table:cell-address table:column="0" table:row="439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0" table:row="439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>
          <table:cell-address table:column="1" table:row="439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>
          <table:cell-address table:column="2" table:row="439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4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>
          <table:cell-address table:column="0" table:row="455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>
          <table:cell-address table:column="1" table:row="440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40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40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>
          <table:cell-address table:column="2" table:row="440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>
          <table:cell-address table:column="1" table:row="441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441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441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>
          <table:cell-address table:column="1" table:row="441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>
          <table:cell-address table:column="2" table:row="441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>
          <table:cell-address table:column="0" table:row="441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>
          <table:cell-address table:column="1" table:row="442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442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442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>
          <table:cell-address table:column="0" table:row="442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>
          <table:cell-address table:column="2" table:row="442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>
          <table:cell-address table:column="2" table:row="442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>
          <table:cell-address table:column="1" table:row="443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2" table:row="443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443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election du facteur de groupement des unite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19:45:50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8T19:54:48.324000000</dc:date>
    <meta:editing-duration>PT17H30M4S</meta:editing-duration>
    <meta:editing-cycles>431</meta:editing-cycles>
    <meta:generator>LibreOffice/6.1.0.3$Windows_X86_64 LibreOffice_project/efb621ed25068d70781dc026f7e9c5187a4decd1</meta:generator>
    <meta:document-statistic meta:table-count="1" meta:cell-count="1331" meta:object-count="0"/>
  </office:meta>
</office:document-meta>
</file>